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1" office:value-type="string" calcext:value-type="string">
            <text:p>Task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Priority</text:p>
          </table:table-cell>
          <table:table-cell table:style-name="ce17" office:value-type="string" calcext:value-type="string">
            <text:p>Effort</text:p>
          </table:table-cell>
          <table:table-cell table:style-name="ce17" office:value-type="string" calcext:value-type="string">
            <text:p>Where</text:p>
          </table:table-cell>
          <table:table-cell table:style-name="ce17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RAI on presence map</text:p>
          </table:table-cell>
          <table:table-cell table:style-name="ce20" office:value-type="string" calcext:value-type="string">
            <text:p>Code + 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One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Check diversity table function → could be merged with species summary?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All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ow to specify specific timezone (now its UTC by default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Add vignettes for diversity indices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a format argument instead of tryFormats in add_tryforma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data filtering possible with POSIX or date + tim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dd option to give datasets in input for Shiny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13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20" office:value-type="string" calcext:value-type="string">
            <text:p>Cod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All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for activity inference in interface (eg confidence interval, plot centered on midnigh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 clean_data, add optional list that will be used when split = TRUE to give the columns to move to cameras fi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8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 style:data-style-name="N2" text:time-value="14:18:24.901935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8-03T16:15:36.557998733</dc:date>
    <meta:editing-duration>P3DT8H29M29S</meta:editing-duration>
    <meta:editing-cycles>54</meta:editing-cycles>
    <meta:generator>LibreOffice/7.5.5.2$Linux_X86_64 LibreOffice_project/50$Build-2</meta:generator>
    <dc:creator>Lisa Nicvert</dc:creator>
    <meta:document-statistic meta:table-count="1" meta:cell-count="461" meta:object-count="0"/>
  </office:meta>
</office:document-meta>
</file>